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4cm" fo:margin-left="2.524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.667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1.56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88db"/>
    </style:style>
    <style:style style:name="P2" style:family="paragraph" style:parent-style-name="Standard">
      <style:text-properties style:text-underline-style="none" fo:font-weight="normal" officeooo:rsid="000988db" officeooo:paragraph-rsid="000988d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aebfa" officeooo:paragraph-rsid="000aebf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aebfa" officeooo:paragraph-rsid="000edeb8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edeb8" officeooo:paragraph-rsid="000edeb8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0edeb8" officeooo:paragraph-rsid="000edeb8" style:font-weight-asian="bold" style:font-weight-complex="bold"/>
    </style:style>
    <style:style style:name="P7" style:family="paragraph" style:parent-style-name="Standard">
      <style:text-properties fo:font-size="12pt" fo:font-style="italic" style:text-underline-style="none" fo:font-weight="normal" officeooo:rsid="000aebfa" officeooo:paragraph-rsid="000edeb8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style:text-underline-style="none" fo:font-weight="normal" officeooo:rsid="000aebfa" officeooo:paragraph-rsid="000edeb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aebfa" officeooo:paragraph-rsid="000aebf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officeooo:rsid="000db65d" officeooo:paragraph-rsid="000db65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ebfa" style:font-size-asian="14pt" style:font-size-complex="14pt"/>
    </style:style>
    <style:style style:name="T3" style:family="text">
      <style:text-properties fo:font-size="14pt" officeooo:rsid="000edeb8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officeooo:rsid="000988db" style:font-size-asian="14pt" style:font-weight-asian="bold" style:font-size-complex="14pt" style:font-weight-complex="bold"/>
    </style:style>
    <style:style style:name="T5" style:family="text">
      <style:text-properties fo:font-size="14pt" fo:font-style="italic" officeooo:rsid="000edeb8" style:font-size-asian="14pt" style:font-style-asian="italic" style:font-size-complex="14pt" style:font-style-complex="italic"/>
    </style:style>
    <style:style style:name="T6" style:family="text">
      <style:text-properties officeooo:rsid="000db65d"/>
    </style:style>
    <style:style style:name="T7" style:family="text">
      <style:text-properties officeooo:rsid="000edeb8"/>
    </style:style>
    <style:style style:name="T8" style:family="text">
      <style:text-properties fo:font-style="italic" officeooo:rsid="000edeb8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8"/><text:span text:style-name="T4">ARM</text:span></text:p>
      <text:p text:style-name="P2"><text:span text:style-name="T1"/></text:p>
      <text:p text:style-name="P2"><text:span text:style-name="T1"><text:s text:c="2"/></text:span></text:p>
      <text:p text:style-name="P2"><text:span text:style-name="T1"><text:s text:c="21"/>F(A,B,C) = ( A + B + !</text:span><text:span text:style-name="T2">C) . (A + !B + !C).(!A + B + C).( !A + !B + !C)</text:span></text:p>
      <text:p text:style-name="P3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<text:s text:c="3"/>A</text:p>
          </table:table-cell>
          <table:table-cell table:style-name="Table1.A1" office:value-type="string">
            <text:p text:style-name="Table_20_Contents"><text:s text:c="3"/><text:span text:style-name="T6">B </text:span></text:p>
          </table:table-cell>
          <table:table-cell table:style-name="Table1.A1" office:value-type="string">
            <text:p text:style-name="Table_20_Contents"><text:s text:c="3"/><text:span text:style-name="T6">C</text:span></text:p>
          </table:table-cell>
          <table:table-cell table:style-name="Table1.D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Table_20_Contents"><text:s text:c="3"/><text:span text:style-name="T6">0</text:span></text:p>
          </table:table-cell>
          <table:table-cell table:style-name="Table1.A2" office:value-type="string">
            <text:p text:style-name="Table_20_Contents"><text:s text:c="3"/><text:span text:style-name="T6">0 </text:span></text:p>
          </table:table-cell>
          <table:table-cell table:style-name="Table1.A2" office:value-type="string">
            <text:p text:style-name="Table_20_Contents"><text:s text:c="4"/><text:span text:style-name="T6">0</text:span></text:p>
          </table:table-cell>
          <table:table-cell table:style-name="Table1.D2" office:value-type="string">
            <text:p text:style-name="Table_20_Contents"><text:s text:c="4"/><text:span text:style-name="T6">1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6">0 </text:span></text:p>
          </table:table-cell>
          <table:table-cell table:style-name="Table1.A2" office:value-type="string">
            <text:p text:style-name="Table_20_Contents"><text:s text:c="3"/><text:span text:style-name="T6">0</text:span></text:p>
          </table:table-cell>
          <table:table-cell table:style-name="Table1.A2" office:value-type="string">
            <text:p text:style-name="Table_20_Contents"><text:s text:c="4"/><text:span text:style-name="T6">1</text:span></text:p>
          </table:table-cell>
          <table:table-cell table:style-name="Table1.D2" office:value-type="string">
            <text:p text:style-name="Table_20_Contents"><text:s text:c="4"/><text:span text:style-name="T6">0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6">0</text:span></text:p>
          </table:table-cell>
          <table:table-cell table:style-name="Table1.A2" office:value-type="string">
            <text:p text:style-name="Table_20_Contents"><text:s text:c="3"/><text:span text:style-name="T6">1</text:span></text:p>
          </table:table-cell>
          <table:table-cell table:style-name="Table1.A2" office:value-type="string">
            <text:p text:style-name="Table_20_Contents"><text:s text:c="4"/><text:span text:style-name="T6">0</text:span></text:p>
          </table:table-cell>
          <table:table-cell table:style-name="Table1.D2" office:value-type="string">
            <text:p text:style-name="Table_20_Contents"><text:s text:c="4"/><text:span text:style-name="T6">0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6">0 </text:span></text:p>
          </table:table-cell>
          <table:table-cell table:style-name="Table1.A2" office:value-type="string">
            <text:p text:style-name="Table_20_Contents"><text:s text:c="3"/><text:span text:style-name="T6">1 </text:span></text:p>
          </table:table-cell>
          <table:table-cell table:style-name="Table1.A2" office:value-type="string">
            <text:p text:style-name="Table_20_Contents"><text:s text:c="4"/><text:span text:style-name="T6">1</text:span></text:p>
          </table:table-cell>
          <table:table-cell table:style-name="Table1.D2" office:value-type="string">
            <text:p text:style-name="Table_20_Contents"><text:s text:c="4"/><text:span text:style-name="T6">1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6">1</text:span></text:p>
          </table:table-cell>
          <table:table-cell table:style-name="Table1.A2" office:value-type="string">
            <text:p text:style-name="Table_20_Contents"><text:s text:c="3"/><text:span text:style-name="T6">0 </text:span></text:p>
          </table:table-cell>
          <table:table-cell table:style-name="Table1.A2" office:value-type="string">
            <text:p text:style-name="Table_20_Contents"><text:s text:c="4"/><text:span text:style-name="T6">0</text:span></text:p>
          </table:table-cell>
          <table:table-cell table:style-name="Table1.D2" office:value-type="string">
            <text:p text:style-name="Table_20_Contents"><text:s text:c="4"/><text:span text:style-name="T6">1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6">1</text:span></text:p>
          </table:table-cell>
          <table:table-cell table:style-name="Table1.A2" office:value-type="string">
            <text:p text:style-name="Table_20_Contents"><text:s text:c="3"/><text:span text:style-name="T6">0 <text:s text:c="6"/></text:span></text:p>
          </table:table-cell>
          <table:table-cell table:style-name="Table1.A2" office:value-type="string">
            <text:p text:style-name="Table_20_Contents"><text:s text:c="4"/><text:span text:style-name="T6">1</text:span></text:p>
          </table:table-cell>
          <table:table-cell table:style-name="Table1.D2" office:value-type="string">
            <text:p text:style-name="Table_20_Contents"><text:s text:c="4"/><text:span text:style-name="T6">0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6">1</text:span></text:p>
          </table:table-cell>
          <table:table-cell table:style-name="Table1.A2" office:value-type="string">
            <text:p text:style-name="Table_20_Contents"><text:s text:c="3"/><text:span text:style-name="T6">1</text:span></text:p>
          </table:table-cell>
          <table:table-cell table:style-name="Table1.A2" office:value-type="string">
            <text:p text:style-name="Table_20_Contents"><text:s text:c="4"/><text:span text:style-name="T6">0</text:span></text:p>
          </table:table-cell>
          <table:table-cell table:style-name="Table1.D2" office:value-type="string">
            <text:p text:style-name="Table_20_Contents"><text:s text:c="4"/><text:span text:style-name="T6">1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6">1</text:span></text:p>
          </table:table-cell>
          <table:table-cell table:style-name="Table1.A2" office:value-type="string">
            <text:p text:style-name="Table_20_Contents"><text:s text:c="3"/><text:span text:style-name="T6">1</text:span></text:p>
          </table:table-cell>
          <table:table-cell table:style-name="Table1.A2" office:value-type="string">
            <text:p text:style-name="Table_20_Contents"><text:s text:c="4"/><text:span text:style-name="T6">1</text:span></text:p>
          </table:table-cell>
          <table:table-cell table:style-name="Table1.D2" office:value-type="string">
            <text:p text:style-name="Table_20_Contents"><text:s text:c="4"/><text:span text:style-name="T6">0</text:span></text:p>
          </table:table-cell>
        </table:table-row>
      </table:table>
      <text:p text:style-name="P4"><text:span text:style-name="T1"><text:s/></text:span></text:p>
      <text:p text:style-name="P4"><text:span text:style-name="T1"/></text:p>
      <text:p text:style-name="P4"><text:span text:style-name="T1"><text:s text:c="5"/></text:span><text:span text:style-name="T3">(!A + !B + C).(!A + B +!C).(!A + B + !C).(!A + !B + !C) <text:s/>led will glow</text:span></text:p>
      <text:p text:style-name="P4"><text:span text:style-name="T3"/></text:p>
      <text:p text:style-name="P6"><text:span text:style-name="T1">code:</text:span></text:p>
      <text:p text:style-name="P5"><text:span text:style-name="T1"/></text:p>
      <text:p text:style-name="P7"><text:span text:style-name="T7">#include "Fw_global_config.h"</text:span></text:p>
      <text:p text:style-name="P7"><text:span text:style-name="T7">#include &lt;stdio.h&gt;</text:span></text:p>
      <text:p text:style-name="P7"><text:span text:style-name="T7">#include "FreeRTOS.h"</text:span></text:p>
      <text:p text:style-name="P7"><text:span text:style-name="T7">#include "task.h"</text:span></text:p>
      <text:p text:style-name="P7"><text:span text:style-name="T7">#include "semphr.h"</text:span></text:p>
      <text:p text:style-name="P7"><text:span text:style-name="T7">#include "timers.h"</text:span></text:p>
      <text:p text:style-name="P7"><text:span text:style-name="T7">#include "RtosTask.h"</text:span></text:p>
      <text:p text:style-name="P7"/>
      <text:p text:style-name="P7"><text:span text:style-name="T7">/* Include the generic headers required for QORC */</text:span></text:p>
      <text:p text:style-name="P7"><text:span text:style-name="T7">#include "eoss3_hal_gpio.h"</text:span></text:p>
      <text:p text:style-name="P7"><text:span text:style-name="T7">#include "eoss3_hal_rtc.h"</text:span></text:p>
      <text:p text:style-name="P7"><text:span text:style-name="T7">#include "eoss3_hal_timer.h"</text:span></text:p>
      <text:p text:style-name="P7"><text:span text:style-name="T7">#include "eoss3_hal_fpga_usbserial.h"</text:span></text:p>
      <text:p text:style-name="P7"><text:span text:style-name="T7">#include "ql_time.h"</text:span></text:p>
      <text:p text:style-name="P7"><text:span text:style-name="T7">#include "s3x_clock_hal.h"</text:span></text:p>
      <text:p text:style-name="P7"><text:span text:style-name="T7">#include "s3x_clock.h"</text:span></text:p>
      <text:p text:style-name="P7"><text:span text:style-name="T7">#include "s3x_pi.h"</text:span></text:p>
      <text:p text:style-name="P7"><text:span text:style-name="T7">#include "dbg_uart.h"</text:span></text:p>
      <text:p text:style-name="P7"/>
      <text:p text:style-name="P7"><text:span text:style-name="T7">#include "cli.h"</text:span></text:p>
      <text:p text:style-name="P7"/>
      <text:p text:style-name="P7"><text:span text:style-name="T7">extern const struct cli_cmd_entry my_main_menu[];</text:span></text:p>
      <text:p text:style-name="P7"/>
      <text:p text:style-name="P7"><text:span text:style-name="T7">const char *SOFTWARE_VERSION_STR;</text:span></text:p>
      <text:p text:style-name="P7"/>
      <text:p text:style-name="P7"><text:span text:style-name="T7">extern void qf_hardwareSetup();</text:span></text:p>
      <text:p text:style-name="P7"><text:span text:style-name="T7">static void nvic_init(void);</text:span></text:p>
      <text:p text:style-name="P7"><text:soft-page-break/></text:p>
      <text:p text:style-name="P7"><text:span text:style-name="T7">#define GPIO_OUTPUT_MODE (1)</text:span></text:p>
      <text:p text:style-name="P7"><text:span text:style-name="T7">#define GPIO_INPUT_MODE (0)</text:span></text:p>
      <text:p text:style-name="P7"><text:span text:style-name="T7">void PyHal_GPIO_SetDir(uint8_t gpionum, uint8_t iomode);</text:span></text:p>
      <text:p text:style-name="P7"><text:span text:style-name="T7">int PyHal_GPIO_GetDir(uint8_t gpionum);</text:span></text:p>
      <text:p text:style-name="P7"><text:span text:style-name="T7">int PyHal_GPIO_Set(uint8_t gpionum, uint8_t gpioval);</text:span></text:p>
      <text:p text:style-name="P7"><text:span text:style-name="T7">int PyHal_GPIO_Get(uint8_t gpionum);</text:span></text:p>
      <text:p text:style-name="P7"/>
      <text:p text:style-name="P7"><text:span text:style-name="T7">void setup() {</text:span></text:p>
      <text:p text:style-name="P7"><text:span text:style-name="T7"><text:s text:c="4"/>SOFTWARE_VERSION_STR = "qorc-onion-apps/qf_hello-fpga-gpio-ctlr";</text:span></text:p>
      <text:p text:style-name="P7"/>
      <text:p text:style-name="P7"><text:span text:style-name="T7"><text:s text:c="4"/>qf_hardwareSetup();</text:span></text:p>
      <text:p text:style-name="P7"><text:span text:style-name="T7"><text:s text:c="4"/>nvic_init();</text:span></text:p>
      <text:p text:style-name="P7"/>
      <text:p text:style-name="P7"><text:span text:style-name="T7"><text:s text:c="4"/>dbg_str("\n\n");</text:span></text:p>
      <text:p text:style-name="P7"><text:span text:style-name="T7"><text:s text:c="4"/>dbg_str("##########################\n");</text:span></text:p>
      <text:p text:style-name="P7"><text:span text:style-name="T7"><text:s text:c="4"/>dbg_str("Quicklogic QuickFeather FPGA GPIO CONTROLLER EXAMPLE\n");</text:span></text:p>
      <text:p text:style-name="P7"><text:span text:style-name="T7"><text:s text:c="4"/>dbg_str("SW Version: ");</text:span></text:p>
      <text:p text:style-name="P7"><text:span text:style-name="T7"><text:s text:c="4"/>dbg_str(SOFTWARE_VERSION_STR);</text:span></text:p>
      <text:p text:style-name="P7"><text:span text:style-name="T7"><text:s text:c="4"/>dbg_str("\n");</text:span></text:p>
      <text:p text:style-name="P7"><text:span text:style-name="T7"><text:s text:c="4"/>dbg_str(__DATE__ " " __TIME__ "\n");</text:span></text:p>
      <text:p text:style-name="P7"><text:span text:style-name="T7"><text:s text:c="4"/>dbg_str("##########################\n\n");</text:span></text:p>
      <text:p text:style-name="P7"/>
      <text:p text:style-name="P7"><text:span text:style-name="T7"><text:s text:c="4"/>dbg_str("\n\nHello GPIO!!\n\n");</text:span></text:p>
      <text:p text:style-name="P7"/>
      <text:p text:style-name="P7"><text:span text:style-name="T7"><text:s text:c="4"/>CLI_start_task(my_main_menu);</text:span></text:p>
      <text:p text:style-name="P7"><text:span text:style-name="T7"><text:s text:c="4"/>HAL_Delay_Init();</text:span></text:p>
      <text:p text:style-name="P7"/>
      <text:p text:style-name="P7"><text:span text:style-name="T7"><text:s text:c="4"/>// Set up your inputs A, B, and C as digital inputs</text:span></text:p>
      <text:p text:style-name="P7"><text:span text:style-name="T7"><text:s text:c="4"/>PyHal_GPIO_SetDir(2, GPIO_INPUT_MODE); // A</text:span></text:p>
      <text:p text:style-name="P7"><text:span text:style-name="T7"><text:s text:c="4"/>PyHal_GPIO_SetDir(3, GPIO_INPUT_MODE); // B</text:span></text:p>
      <text:p text:style-name="P7"><text:span text:style-name="T7"><text:s text:c="4"/>PyHal_GPIO_SetDir(4, GPIO_INPUT_MODE); // C</text:span></text:p>
      <text:p text:style-name="P7"/>
      <text:p text:style-name="P7"><text:span text:style-name="T7"><text:s text:c="4"/>// Set up your output as a digital output</text:span></text:p>
      <text:p text:style-name="P7"><text:span text:style-name="T7"><text:s text:c="4"/>PyHal_GPIO_SetDir(13, GPIO_OUTPUT_MODE); // Output LED</text:span></text:p>
      <text:p text:style-name="P7"/>
      <text:p text:style-name="P7"><text:span text:style-name="T7"><text:s text:c="4"/>while (1) {</text:span></text:p>
      <text:p text:style-name="P7"><text:span text:style-name="T7"><text:s text:c="8"/>// Read the inputs</text:span></text:p>
      <text:p text:style-name="P7"><text:span text:style-name="T7"><text:s text:c="8"/>bool A = PyHal_GPIO_Get(2);</text:span></text:p>
      <text:p text:style-name="P7"><text:span text:style-name="T7"><text:s text:c="8"/>bool B = PyHal_GPIO_Get(3);</text:span></text:p>
      <text:p text:style-name="P7"><text:span text:style-name="T7"><text:s text:c="8"/>bool C = PyHal_GPIO_Get(4);</text:span></text:p>
      <text:p text:style-name="P7"/>
      <text:p text:style-name="P7"><text:span text:style-name="T7"><text:s text:c="8"/>// Compute the Boolean function</text:span></text:p>
      <text:p text:style-name="P7"><text:span text:style-name="T7"><text:s text:c="8"/>bool result = (!A &amp;&amp; !B &amp;&amp; C) || (!A &amp;&amp; B &amp;&amp; !C) || (A &amp;&amp; !B &amp;&amp; C) || (A &amp;&amp; B &amp;&amp; C);</text:span></text:p>
      <text:p text:style-name="P7"/>
      <text:p text:style-name="P7"><text:span text:style-name="T7"><text:s text:c="8"/>// Set the output LED based on the result of the Boolean function</text:span></text:p>
      <text:p text:style-name="P7"><text:span text:style-name="T7"><text:s text:c="8"/>PyHal_GPIO_Set(13, result ? 1 : 0);</text:span></text:p>
      <text:p text:style-name="P7"/>
      <text:p text:style-name="P7"><text:span text:style-name="T7"><text:s text:c="8"/>vTaskDelay(pdMS_TO_TICKS(1000)); // Delay for 1 second</text:span></text:p>
      <text:p text:style-name="P7"><text:span text:style-name="T7"><text:s text:c="4"/>}</text:span></text:p>
      <text:p text:style-name="P7"><text:span text:style-name="T7">}</text:span></text:p>
      <text:p text:style-name="P7"/>
      <text:p text:style-name="P7"><text:soft-page-break/></text:p>
      <text:p text:style-name="P7"><text:span text:style-name="T7">static void nvic_init(void)</text:span></text:p>
      <text:p text:style-name="P7"><text:span text:style-name="T7"><text:s/>{</text:span></text:p>
      <text:p text:style-name="P7"><text:span text:style-name="T7"><text:s text:c="4"/>// To initialize system, this interrupt should be triggered at main.</text:span></text:p>
      <text:p text:style-name="P7"><text:span text:style-name="T7"><text:s text:c="4"/>// So, we will set its priority just before calling vTaskStartScheduler(), not the time of enabling each irq.</text:span></text:p>
      <text:p text:style-name="P7"><text:span text:style-name="T7"><text:s text:c="4"/>NVIC_SetPriority(Ffe0_IRQn, configLIBRARY_MAX_SYSCALL_INTERRUPT_PRIORITY);</text:span></text:p>
      <text:p text:style-name="P7"><text:span text:style-name="T7"><text:s text:c="4"/>NVIC_SetPriority(SpiMs_IRQn, configLIBRARY_MAX_SYSCALL_INTERRUPT_PRIORITY);</text:span></text:p>
      <text:p text:style-name="P7"><text:span text:style-name="T7"><text:s text:c="4"/>NVIC_SetPriority(CfgDma_IRQn, configLIBRARY_MAX_SYSCALL_INTERRUPT_PRIORITY);</text:span></text:p>
      <text:p text:style-name="P7"><text:span text:style-name="T7"><text:s text:c="4"/>NVIC_SetPriority(Uart_IRQn, configLIBRARY_MAX_SYSCALL_INTERRUPT_PRIORITY);</text:span></text:p>
      <text:p text:style-name="P7"><text:span text:style-name="T7"><text:s text:c="4"/>NVIC_SetPriority(FbMsg_IRQn, configLIBRARY_MAX_SYSCALL_INTERRUPT_PRIORITY);</text:span></text:p>
      <text:p text:style-name="P7"><text:span text:style-name="T7"><text:s/>} <text:s text:c="3"/></text:span></text:p>
      <text:p text:style-name="P7"/>
      <text:p text:style-name="P7"/>
      <text:p text:style-name="P7"><text:span text:style-name="T7">//needed for startup_EOSS3b.s asm file</text:span></text:p>
      <text:p text:style-name="P7"><text:span text:style-name="T7">void SystemInit(void)</text:span></text:p>
      <text:p text:style-name="P7"><text:span text:style-name="T7">{</text:span></text:p>
      <text:p text:style-name="P7"/>
      <text:p text:style-name="P7"><text:span text:style-name="T7">}</text:span></text:p>
      <text:p text:style-name="P7"/>
      <text:p text:style-name="P7"><text:span text:style-name="T7">//gpionum --&gt; 0 --&gt; 31 corresponding to the IO PADs</text:span></text:p>
      <text:p text:style-name="P7"><text:span text:style-name="T7">//gpioval --&gt; 0 or 1</text:span></text:p>
      <text:p text:style-name="P7"><text:span text:style-name="T7">#define FGPIO_DIRECTION_REG (0x40024008)</text:span></text:p>
      <text:p text:style-name="P7"><text:span text:style-name="T7">#define FGPIO_OUTPUT_REG (0x40024004)</text:span></text:p>
      <text:p text:style-name="P7"><text:span text:style-name="T7">#define FGPIO_INPUT_REG (0x40024000)</text:span></text:p>
      <text:p text:style-name="P7"><text:span text:style-name="T7">//Set GPIO(=gpionum) Mode: Input(iomode = 0) or Output(iomode = 1)</text:span></text:p>
      <text:p text:style-name="P7"><text:span text:style-name="T7">//Before Set/Get GPIO value, the direction must be correctly set</text:span></text:p>
      <text:p text:style-name="P7"><text:span text:style-name="T7">void PyHal_GPIO_SetDir(uint8_t gpionum,uint8_t iomode)</text:span></text:p>
      <text:p text:style-name="P7"><text:span text:style-name="T7">{</text:span></text:p>
      <text:p text:style-name="P7"><text:span text:style-name="T7"><text:s text:c="4"/>uint32_t tempscratch32;</text:span></text:p>
      <text:p text:style-name="P7"/>
      <text:p text:style-name="P7"><text:span text:style-name="T7"><text:s text:c="4"/>if (gpionum &gt; 31)</text:span></text:p>
      <text:p text:style-name="P7"><text:span text:style-name="T7"><text:s text:c="8"/>return;</text:span></text:p>
      <text:p text:style-name="P7"/>
      <text:p text:style-name="P7"><text:span text:style-name="T7"><text:s text:c="4"/>tempscratch32 = *(uint32_t*)(FGPIO_DIRECTION_REG);</text:span></text:p>
      <text:p text:style-name="P7"><text:span text:style-name="T7"><text:s text:c="4"/>if(iomode)</text:span></text:p>
      <text:p text:style-name="P7"><text:span text:style-name="T7"><text:s text:c="8"/>*(uint32_t*)(FGPIO_DIRECTION_REG) = tempscratch32 | (0x1 &lt;&lt; gpionum);</text:span></text:p>
      <text:p text:style-name="P7"><text:span text:style-name="T7"><text:s text:c="4"/>else</text:span></text:p>
      <text:p text:style-name="P7"><text:span text:style-name="T7"><text:s text:c="8"/>*(uint32_t*)(FGPIO_DIRECTION_REG) = tempscratch32 &amp; (~(0x1 &lt;&lt; gpionum));</text:span></text:p>
      <text:p text:style-name="P7"/>
      <text:p text:style-name="P7"><text:span text:style-name="T7">}</text:span></text:p>
      <text:p text:style-name="P7"/>
      <text:p text:style-name="P7"/>
      <text:p text:style-name="P7"><text:span text:style-name="T7">//Get current GPIO(=gpionum) Mode: Input(iomode = 0) or Output(iomode = 1)</text:span></text:p>
      <text:p text:style-name="P7"><text:span text:style-name="T7">int PyHal_GPIO_GetDir(uint8_t gpionum)</text:span></text:p>
      <text:p text:style-name="P7"><text:span text:style-name="T7">{</text:span></text:p>
      <text:p text:style-name="P7"><text:span text:style-name="T7"><text:s text:c="4"/>uint32_t tempscratch32;</text:span></text:p>
      <text:p text:style-name="P7"><text:span text:style-name="T7"><text:s text:c="4"/>int result = 0;</text:span></text:p>
      <text:p text:style-name="P7"/>
      <text:p text:style-name="P7"><text:span text:style-name="T7"><text:s text:c="4"/>if (gpionum &gt; 31)</text:span></text:p>
      <text:p text:style-name="P7"><text:span text:style-name="T7"><text:s text:c="8"/>return -1;</text:span></text:p>
      <text:p text:style-name="P7"/>
      <text:p text:style-name="P7"><text:soft-page-break/><text:span text:style-name="T7"><text:s text:c="4"/>tempscratch32 = *(uint32_t*)(FGPIO_DIRECTION_REG);</text:span></text:p>
      <text:p text:style-name="P7"/>
      <text:p text:style-name="P7"><text:span text:style-name="T7"><text:s text:c="4"/>result = ((tempscratch32 &amp; (0x1 &lt;&lt; gpionum)) ? GPIO_OUTPUT_MODE : GPIO_INPUT_MODE);</text:span></text:p>
      <text:p text:style-name="P7"/>
      <text:p text:style-name="P7"><text:span text:style-name="T7"><text:s text:c="4"/>return result;</text:span></text:p>
      <text:p text:style-name="P7"><text:span text:style-name="T7">}</text:span></text:p>
      <text:p text:style-name="P7"/>
      <text:p text:style-name="P7"><text:span text:style-name="T7">//Set GPIO(=gpionum) to 0 or 1 (= gpioval)</text:span></text:p>
      <text:p text:style-name="P7"><text:span text:style-name="T7">//The direction must be set as Output for this GPIO already</text:span></text:p>
      <text:p text:style-name="P7"><text:span text:style-name="T7">//Return value = 0, success OR -1 if error.</text:span></text:p>
      <text:p text:style-name="P7"><text:span text:style-name="T7">int PyHal_GPIO_Set(uint8_t gpionum, uint8_t gpioval)</text:span></text:p>
      <text:p text:style-name="P7"><text:span text:style-name="T7">{</text:span></text:p>
      <text:p text:style-name="P7"><text:span text:style-name="T7"><text:s text:c="4"/>uint32_t tempscratch32;</text:span></text:p>
      <text:p text:style-name="P7"/>
      <text:p text:style-name="P7"><text:span text:style-name="T7"><text:s text:c="4"/>if (gpionum &gt; 31)</text:span></text:p>
      <text:p text:style-name="P7"><text:span text:style-name="T7"><text:s text:c="8"/>return -1;</text:span></text:p>
      <text:p text:style-name="P7"/>
      <text:p text:style-name="P7"><text:span text:style-name="T7"><text:s text:c="4"/>tempscratch32 = *(uint32_t*)(FGPIO_DIRECTION_REG);</text:span></text:p>
      <text:p text:style-name="P7"/>
      <text:p text:style-name="P7"><text:span text:style-name="T7"><text:s text:c="4"/>//Setting Direction moved out as separate API, we will only check</text:span></text:p>
      <text:p text:style-name="P7"><text:span text:style-name="T7"><text:s text:c="4"/>//*(uint32_t*)(FGPIO_DIRECTION_REG) = tempscratch32 | (0x1 &lt;&lt; gpionum);</text:span></text:p>
      <text:p text:style-name="P7"><text:span text:style-name="T7"><text:s text:c="4"/>if (!(tempscratch32 &amp; (0x1 &lt;&lt; gpionum)))</text:span></text:p>
      <text:p text:style-name="P7"><text:span text:style-name="T7"><text:s text:c="4"/>{</text:span></text:p>
      <text:p text:style-name="P7"><text:span text:style-name="T7"><text:s text:c="8"/>//Direction not Set to Output</text:span></text:p>
      <text:p text:style-name="P7"><text:span text:style-name="T7"><text:s text:c="8"/>return -1;</text:span></text:p>
      <text:p text:style-name="P7"><text:span text:style-name="T7"><text:s text:c="4"/>}</text:span></text:p>
      <text:p text:style-name="P7"><text:span text:style-name="T7"><text:s text:c="4"/></text:span></text:p>
      <text:p text:style-name="P7"><text:span text:style-name="T7"><text:s text:c="4"/>tempscratch32 = *(uint32_t*)(FGPIO_OUTPUT_REG);</text:span></text:p>
      <text:p text:style-name="P7"/>
      <text:p text:style-name="P7"><text:span text:style-name="T7"><text:s text:c="4"/>if(gpioval &gt; 0)</text:span></text:p>
      <text:p text:style-name="P7"><text:span text:style-name="T7"><text:s text:c="4"/>{</text:span></text:p>
      <text:p text:style-name="P7"><text:span text:style-name="T7"><text:s text:c="8"/>*(uint32_t*)(FGPIO_OUTPUT_REG) = tempscratch32 | (0x1 &lt;&lt; gpionum);</text:span></text:p>
      <text:p text:style-name="P7"><text:span text:style-name="T7"><text:s text:c="4"/>}</text:span></text:p>
      <text:p text:style-name="P7"><text:span text:style-name="T7"><text:s text:c="4"/>else</text:span></text:p>
      <text:p text:style-name="P7"><text:span text:style-name="T7"><text:s text:c="4"/>{</text:span></text:p>
      <text:p text:style-name="P7"><text:span text:style-name="T7"><text:s text:c="8"/>*(uint32_t*)(FGPIO_OUTPUT_REG) = tempscratch32 &amp; ~(0x1 &lt;&lt; gpionum);</text:span></text:p>
      <text:p text:style-name="P7"><text:span text:style-name="T7"><text:s text:c="4"/>} <text:s text:c="3"/></text:span></text:p>
      <text:p text:style-name="P7"/>
      <text:p text:style-name="P7"><text:span text:style-name="T7"><text:s text:c="4"/>return 0;</text:span></text:p>
      <text:p text:style-name="P7"><text:span text:style-name="T7">}</text:span></text:p>
      <text:p text:style-name="P7"><text:span text:style-name="T7">//Get GPIO(=gpionum): 0 or 1 returned (or in erros -1)</text:span></text:p>
      <text:p text:style-name="P7"><text:span text:style-name="T7">//The direction must be set as Input for this GPIO already</text:span></text:p>
      <text:p text:style-name="P7"><text:span text:style-name="T7">int PyHal_GPIO_Get(uint8_t gpionum)</text:span></text:p>
      <text:p text:style-name="P7"><text:span text:style-name="T7">{</text:span></text:p>
      <text:p text:style-name="P7"><text:span text:style-name="T7"><text:s text:c="4"/>uint32_t tempscratch32;</text:span></text:p>
      <text:p text:style-name="P7"><text:span text:style-name="T7"><text:s text:c="4"/>uint32_t gpioval_input;</text:span></text:p>
      <text:p text:style-name="P7"/>
      <text:p text:style-name="P7"><text:span text:style-name="T7"><text:s text:c="4"/>if (gpionum &gt; 31)</text:span></text:p>
      <text:p text:style-name="P7"><text:span text:style-name="T7"><text:s text:c="8"/>return -1;</text:span></text:p>
      <text:p text:style-name="P7"/>
      <text:p text:style-name="P7"><text:span text:style-name="T7"><text:s text:c="4"/>tempscratch32 = *(uint32_t*)(FGPIO_INPUT_REG);</text:span></text:p>
      <text:p text:style-name="P7"><text:soft-page-break/><text:span text:style-name="T7"><text:s text:c="4"/>gpioval_input = (tempscratch32 &gt;&gt; gpionum) &amp; 0x1;</text:span></text:p>
      <text:p text:style-name="P7"/>
      <text:p text:style-name="P7"><text:span text:style-name="T7"><text:s text:c="4"/>return ((int)gpioval_input);</text:span></text:p>
      <text:p text:style-name="P8"><text:span text:style-name="T8">}</text:span> <text:s text:c="38"/></text:p>
      <text:p text:style-name="P9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9T11:20:36.535974815</meta:creation-date>
    <dc:date>2023-10-09T12:36:46.915838934</dc:date>
    <meta:editing-duration>PT6M34S</meta:editing-duration>
    <meta:editing-cycles>1</meta:editing-cycles>
    <meta:document-statistic meta:table-count="1" meta:image-count="0" meta:object-count="0" meta:page-count="5" meta:paragraph-count="185" meta:word-count="634" meta:character-count="5446" meta:non-whitespace-character-count="4322"/>
    <meta:generator>LibreOffice/6.0.7.3$Linux_X86_64 LibreOffice_project/00m0$Build-3</meta:generator>
  </office:meta>
</office:document-meta>
</file>